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8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18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d603" officeooo:paragraph-rsid="000bd603"/>
    </style:style>
    <style:style style:name="P2" style:family="paragraph" style:parent-style-name="Standard">
      <style:text-properties officeooo:rsid="000bf30e" officeooo:paragraph-rsid="000bf30e"/>
    </style:style>
    <style:style style:name="P3" style:family="paragraph" style:parent-style-name="Standard">
      <style:text-properties officeooo:rsid="000cda51" officeooo:paragraph-rsid="000cda51"/>
    </style:style>
    <style:style style:name="P4" style:family="paragraph" style:parent-style-name="Standard">
      <style:text-properties officeooo:rsid="000cda51" officeooo:paragraph-rsid="000dec14"/>
    </style:style>
    <style:style style:name="P5" style:family="paragraph" style:parent-style-name="Standard">
      <style:text-properties style:text-underline-style="solid" style:text-underline-width="auto" style:text-underline-color="font-color" officeooo:rsid="000bd603" officeooo:paragraph-rsid="000bd603"/>
    </style:style>
    <style:style style:name="P6" style:family="paragraph" style:parent-style-name="Standard">
      <style:text-properties style:text-underline-style="solid" style:text-underline-width="auto" style:text-underline-color="font-color" officeooo:rsid="000cda51" officeooo:paragraph-rsid="000cda51"/>
    </style:style>
    <style:style style:name="P7" style:family="paragraph" style:parent-style-name="Standard">
      <style:text-properties officeooo:rsid="000dec14" officeooo:paragraph-rsid="000dec14"/>
    </style:style>
    <style:style style:name="P8" style:family="paragraph" style:parent-style-name="Standard">
      <style:text-properties officeooo:rsid="000e77f8" officeooo:paragraph-rsid="000e77f8"/>
    </style:style>
    <style:style style:name="P9" style:family="paragraph" style:parent-style-name="Standard">
      <style:text-properties officeooo:rsid="00120feb" officeooo:paragraph-rsid="00120feb"/>
    </style:style>
    <style:style style:name="P10" style:family="paragraph" style:parent-style-name="Standard">
      <style:text-properties officeooo:rsid="00138272" officeooo:paragraph-rsid="00138272"/>
    </style:style>
    <style:style style:name="T1" style:family="text">
      <style:text-properties officeooo:rsid="000cda51"/>
    </style:style>
    <style:style style:name="T2" style:family="text">
      <style:text-properties officeooo:rsid="000dec14"/>
    </style:style>
    <style:style style:name="T3" style:family="text">
      <style:text-properties officeooo:rsid="00120fe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alimentación</text:span> positiva</text:p>
      <text:p text:style-name="P5"/>
      <text:p text:style-name="P1">*1</text:p>
      <text:p text:style-name="P1"/>
      <text:p text:style-name="P1"><draw:frame draw:style-name="fr1" draw:name="Objeto1" text:anchor-type="as-char" svg:y="-0.386cm" svg:width="3.18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to2" text:anchor-type="as-char" svg:y="-0.377cm" svg:width="3.7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to3" text:anchor-type="as-char" svg:y="-0.377cm" svg:width="4.101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2"><draw:frame draw:style-name="fr1" draw:name="Objeto10" text:anchor-type="as-char" svg:y="-0.377cm" svg:width="0.596cm" svg:height="0.531cm" draw:z-index="8"><draw:object xlink:href="./Object 10" xlink:type="simple" xlink:show="embed" xlink:actuate="onLoad"/><draw:image xlink:href="./ObjectReplacements/Object 10" xlink:type="simple" xlink:show="embed" xlink:actuate="onLoad"/></draw:frame>muy alto →<draw:frame draw:style-name="fr1" draw:name="Objeto13" text:anchor-type="as-char" svg:y="-0.377cm" svg:width="2.067cm" svg:height="0.531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<draw:frame draw:style-name="fr1" draw:name="Objeto4" text:anchor-type="as-char" svg:y="-0.683cm" svg:width="6.849cm" svg:height="1.06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Objeto5" text:anchor-type="as-char" svg:y="-0.619cm" svg:width="5.699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1" draw:name="Objeto6" text:anchor-type="as-char" svg:y="-0.619cm" svg:width="2.69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to9" text:anchor-type="as-char" svg:y="-0.377cm" svg:width="1.362cm" svg:height="0.467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draw:frame draw:style-name="fr1" draw:name="Objeto7" text:anchor-type="as-char" svg:y="-0.619cm" svg:width="2.26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1" draw:name="Objeto8" text:anchor-type="as-char" svg:y="-0.377cm" svg:width="1.789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draw:frame draw:style-name="fr1" draw:name="Objeto11" text:anchor-type="as-char" svg:y="-0.377cm" svg:width="0.596cm" svg:height="0.531cm" draw:z-index="10"><draw:object xlink:href="./Object 11" xlink:type="simple" xlink:show="embed" xlink:actuate="onLoad"/><draw:image xlink:href="./ObjectReplacements/Object 11" xlink:type="simple" xlink:show="embed" xlink:actuate="onLoad"/></draw:frame>muy bajo →<draw:frame draw:style-name="fr1" draw:name="Objeto12" text:anchor-type="as-char" svg:y="-0.377cm" svg:width="2.122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1" draw:name="Objeto14" text:anchor-type="as-char" svg:y="-0.683cm" svg:width="6.722cm" svg:height="1.06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3"><draw:frame draw:style-name="fr1" draw:name="Objeto15" text:anchor-type="as-char" svg:y="-0.619cm" svg:width="2.762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draw:frame draw:style-name="fr1" draw:name="Objeto16" text:anchor-type="as-char" svg:y="-0.619cm" svg:width="2.753cm" svg:height="0.99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<draw:frame draw:style-name="fr1" draw:name="Objeto17" text:anchor-type="as-char" svg:y="-0.377cm" svg:width="1.298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1" draw:name="Objeto18" text:anchor-type="as-char" svg:y="-0.619cm" svg:width="3.819cm" svg:height="0.99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3">*2</text:p>
      <text:p text:style-name="P3"/>
      <text:p text:style-name="P6">Puertas lógicas</text:p>
      <text:p text:style-name="P3"/>
      <text:p text:style-name="P4">*<text:span text:style-name="T2">3 </text:span></text:p>
      <text:p text:style-name="P4"><text:span text:style-name="T2"><draw:frame draw:style-name="fr1" draw:name="Objeto19" text:anchor-type="as-char" svg:y="-0.377cm" svg:width="3.323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2"><text:s/>→ interruptor cerrado →</text:span><text:span text:style-name="T2"><draw:frame draw:style-name="fr1" draw:name="Objeto21" text:anchor-type="as-char" svg:y="-0.377cm" svg:width="1.55cm" svg:height="0.531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7"><draw:frame draw:style-name="fr1" draw:name="Objeto20" text:anchor-type="as-char" svg:y="-0.377cm" svg:width="1.649cm" svg:height="0.531cm" draw:z-index="19"><draw:object xlink:href="./Object 20" xlink:type="simple" xlink:show="embed" xlink:actuate="onLoad"/><draw:image xlink:href="./ObjectReplacements/Object 20" xlink:type="simple" xlink:show="embed" xlink:actuate="onLoad"/></draw:frame><text:s/>→ interruptor abierto</text:p>
      <text:p text:style-name="P7"/>
      <text:p text:style-name="P7">*4</text:p>
      <text:p text:style-name="P8">*5</text:p>
      <text:p text:style-name="P8">*6</text:p>
      <text:p text:style-name="P8">*<text:span text:style-name="T3">7</text:span></text:p>
      <text:p text:style-name="P8">*<text:span text:style-name="T3">8</text:span></text:p>
      <text:p text:style-name="P9"><text:soft-page-break/>PMOS</text:p>
      <text:p text:style-name="P9">+ → suma → s → serie</text:p>
      <text:p text:style-name="P9">· → producto → p → paralelo</text:p>
      <text:p text:style-name="P9"/>
      <text:p text:style-name="P10">*9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9:49:24.208304322</meta:creation-date>
    <dc:date>2018-12-05T21:31:04.173056723</dc:date>
    <meta:editing-duration>PT7S</meta:editing-duration>
    <meta:editing-cycles>1</meta:editing-cycles>
    <meta:generator>LibreOffice/6.0.7.3.0$Linux_X86_64 LibreOffice_project/00m0$Build-3</meta:generator>
    <meta:document-statistic meta:table-count="0" meta:image-count="0" meta:object-count="21" meta:page-count="2" meta:paragraph-count="32" meta:word-count="41" meta:character-count="174" meta:non-whitespace-character-count="148"/>
  </office:meta>
</office:document-meta>
</file>

<file path=Object 1/content.xml><?xml version="1.0" encoding="utf-8"?>
<math xmlns="http://www.w3.org/1998/Math/MathML" display="block">
  <semantics>
    <mrow>
      <mrow>
        <msub>
          <mi>V</mi>
          <mi>o</mi>
        </msub>
        <mo stretchy="false">=</mo>
        <mi mathvariant="italic">Av</mi>
      </mrow>
      <mrow>
        <mo fence="true" stretchy="false">(</mo>
        <mrow>
          <mrow>
            <mi>v</mi>
            <mrow>
              <mi>⁺</mi>
              <mo stretchy="false">−</mo>
              <mi>v</mi>
            </mrow>
            <mi>⁻</mi>
          </mrow>
        </mrow>
        <mo fence="true" stretchy="false">)</mo>
      </mrow>
    </mrow>
    <annotation encoding="StarMath 5.0">V_o= Av(v⁺ - v⁻ )</annotation>
  </semantics>
</math>
</file>

<file path=Object 10/content.xml><?xml version="1.0" encoding="utf-8"?>
<math xmlns="http://www.w3.org/1998/Math/MathML" display="block">
  <semantics>
    <msub>
      <mi>V</mi>
      <mi>i</mi>
    </msub>
    <annotation encoding="StarMath 5.0">V_i </annotation>
  </semantics>
</math>
</file>

<file path=Object 11/content.xml><?xml version="1.0" encoding="utf-8"?>
<math xmlns="http://www.w3.org/1998/Math/MathML" display="block">
  <semantics>
    <msub>
      <mi>V</mi>
      <mi>i</mi>
    </msub>
    <annotation encoding="StarMath 5.0">V_i </annotation>
  </semantics>
</math>
</file>

<file path=Object 12/content.xml><?xml version="1.0" encoding="utf-8"?>
<math xmlns="http://www.w3.org/1998/Math/MathML" display="block">
  <semantics>
    <mrow>
      <mrow>
        <msub>
          <mi>V</mi>
          <mi>o</mi>
        </msub>
        <mo stretchy="false">=</mo>
        <mrow>
          <mo stretchy="false">−</mo>
          <mn>15</mn>
        </mrow>
      </mrow>
      <mi>V</mi>
    </mrow>
    <annotation encoding="StarMath 5.0"> V_o = -15V</annotation>
  </semantics>
</math>
</file>

<file path=Object 13/content.xml><?xml version="1.0" encoding="utf-8"?>
<math xmlns="http://www.w3.org/1998/Math/MathML" display="block">
  <semantics>
    <mrow>
      <mrow>
        <msub>
          <mi>V</mi>
          <mi>o</mi>
        </msub>
        <mo stretchy="false">=</mo>
        <mrow>
          <mo stretchy="false">+</mo>
          <mn>15</mn>
        </mrow>
      </mrow>
      <mi>V</mi>
    </mrow>
    <annotation encoding="StarMath 5.0"> V_o = +15V</annotation>
  </semantics>
</math>
</file>

<file path=Object 14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i>V</mi>
            <mi>⁺</mi>
          </mrow>
          <mn>1</mn>
        </mfrac>
        <mo stretchy="false">=</mo>
        <mfrac>
          <mrow>
            <mi>V</mi>
            <mrow>
              <mi>⁺</mi>
              <mo stretchy="false">+</mo>
              <mn>15</mn>
            </mrow>
          </mrow>
          <mn>5</mn>
        </mfrac>
      </mrow>
      <mi>→</mi>
      <mrow>
        <msub>
          <mi>V</mi>
          <mi>i</mi>
        </msub>
        <mo stretchy="false">−</mo>
        <mi>V</mi>
      </mrow>
      <mrow>
        <mi>⁺</mi>
        <mo stretchy="false">=</mo>
        <mrow>
          <mfrac>
            <mrow>
              <mi>V</mi>
              <mi>⁺</mi>
            </mrow>
            <mn>5</mn>
          </mfrac>
          <mo stretchy="false">+</mo>
          <mn>3</mn>
        </mrow>
      </mrow>
    </mrow>
    <annotation encoding="StarMath 5.0">{V_i – V⁺ } over 1 = {V⁺ +15} over 5 → V_i -V⁺ = {V⁺} over 5  +3</annotation>
  </semantics>
</math>
</file>

<file path=Object 15/content.xml><?xml version="1.0" encoding="utf-8"?>
<math xmlns="http://www.w3.org/1998/Math/MathML" display="block">
  <semantics>
    <mrow>
      <mrow>
        <mrow>
          <msub>
            <mi>V</mi>
            <mi>i</mi>
          </msub>
          <mo stretchy="false">−</mo>
          <mn>3</mn>
        </mrow>
        <mo stretchy="false">=</mo>
        <mi>V</mi>
      </mrow>
      <mi>⁺</mi>
      <mrow>
        <mo fence="true" stretchy="false">(</mo>
        <mrow>
          <mfrac>
            <mn>6</mn>
            <mn>5</mn>
          </mfrac>
        </mrow>
        <mo fence="true" stretchy="false">)</mo>
      </mrow>
    </mrow>
    <annotation encoding="StarMath 5.0">V_i -3 = V⁺ (6 over 5)</annotation>
  </semantics>
</math>
</file>

<file path=Object 16/content.xml><?xml version="1.0" encoding="utf-8"?>
<math xmlns="http://www.w3.org/1998/Math/MathML" display="block">
  <semantics>
    <mrow>
      <mi>V</mi>
      <mrow>
        <mi>⁺</mi>
        <mo stretchy="false">=</mo>
        <mfrac>
          <mn>5</mn>
          <mn>6</mn>
        </mfrac>
      </mrow>
      <mrow>
        <mo fence="true" stretchy="false">(</mo>
        <mrow>
          <mrow>
            <msub>
              <mi>V</mi>
              <mi>i</mi>
            </msub>
            <mi>–</mi>
            <mn>3</mn>
          </mrow>
        </mrow>
        <mo fence="true" stretchy="false">)</mo>
      </mrow>
    </mrow>
    <annotation encoding="StarMath 5.0">V⁺ = 5 over 6 (V_i – 3)</annotation>
  </semantics>
</math>
</file>

<file path=Object 17/content.xml><?xml version="1.0" encoding="utf-8"?>
<math xmlns="http://www.w3.org/1998/Math/MathML" display="block">
  <semantics>
    <mrow>
      <mi>V</mi>
      <mrow>
        <mi>⁺</mi>
        <mo stretchy="false">&lt;</mo>
        <mn>0</mn>
      </mrow>
    </mrow>
    <annotation encoding="StarMath 5.0">V⁺ &lt; 0</annotation>
  </semantics>
</math>
</file>

<file path=Object 18/content.xml><?xml version="1.0" encoding="utf-8"?>
<math xmlns="http://www.w3.org/1998/Math/MathML" display="block">
  <semantics>
    <mrow>
      <mfrac>
        <mn>5</mn>
        <mn>6</mn>
      </mfrac>
      <mrow>
        <mrow>
          <mo fence="true" stretchy="false">(</mo>
          <mrow>
            <mrow>
              <msub>
                <mi>V</mi>
                <mi>i</mi>
              </msub>
              <mo stretchy="false">−</mo>
              <mn>3</mn>
            </mrow>
          </mrow>
          <mo fence="true" stretchy="false">)</mo>
        </mrow>
        <mo stretchy="false">&lt;</mo>
        <mn>0</mn>
      </mrow>
      <mi>→</mi>
      <mrow>
        <msub>
          <mi>V</mi>
          <mi>i</mi>
        </msub>
        <mo stretchy="false">&lt;</mo>
        <mspace width="0.5em"/>
      </mrow>
      <mn>3</mn>
    </mrow>
    <annotation encoding="StarMath 5.0">5 over 6 (V_i-3) &lt; 0 → V_i &lt; `3</annotation>
  </semantics>
</math>
</file>

<file path=Object 19/content.xml><?xml version="1.0" encoding="utf-8"?>
<math xmlns="http://www.w3.org/1998/Math/MathML" display="block">
  <semantics>
    <mrow>
      <mrow>
        <msub>
          <mi>V</mi>
          <mi mathvariant="italic">GS</mi>
        </msub>
        <mo stretchy="false">=</mo>
        <msub>
          <mi>V</mi>
          <mi>G</mi>
        </msub>
      </mrow>
      <mi>–</mi>
      <mrow>
        <msub>
          <mi>V</mi>
          <mi>S</mi>
        </msub>
        <mo stretchy="false">&gt;</mo>
        <msub>
          <mi>V</mi>
          <mi mathvariant="italic">th</mi>
        </msub>
      </mrow>
    </mrow>
    <annotation encoding="StarMath 5.0">V_GS = V_G – V_S &gt; V_{th}</annotation>
  </semantics>
</math>
</file>

<file path=Object 2/content.xml><?xml version="1.0" encoding="utf-8"?>
<math xmlns="http://www.w3.org/1998/Math/MathML" display="block">
  <semantics>
    <mrow>
      <mi mathvariant="italic">Si</mi>
      <mi>v</mi>
      <mrow>
        <mi>⁺</mi>
        <mo stretchy="false">&gt;</mo>
        <mi>v</mi>
      </mrow>
      <mi>⁻</mi>
      <mi>→</mi>
      <mrow>
        <msub>
          <mi>v</mi>
          <mi>o</mi>
        </msub>
        <mo stretchy="false">=</mo>
        <mn>15</mn>
      </mrow>
      <mi>v</mi>
    </mrow>
    <annotation encoding="StarMath 5.0">Si v⁺ &gt; v⁻ → v_o = 15v</annotation>
  </semantics>
</math>
</file>

<file path=Object 20/content.xml><?xml version="1.0" encoding="utf-8"?>
<math xmlns="http://www.w3.org/1998/Math/MathML" display="block">
  <semantics>
    <mrow>
      <msub>
        <mi>V</mi>
        <mi mathvariant="italic">GS</mi>
      </msub>
      <mo stretchy="false">&lt;</mo>
      <msub>
        <mi>V</mi>
        <mi mathvariant="italic">th</mi>
      </msub>
    </mrow>
    <annotation encoding="StarMath 5.0">V_GS &lt; V_{th}</annotation>
  </semantics>
</math>
</file>

<file path=Object 21/content.xml><?xml version="1.0" encoding="utf-8"?>
<math xmlns="http://www.w3.org/1998/Math/MathML" display="block">
  <semantics>
    <mrow>
      <mrow>
        <msub>
          <mi>V</mi>
          <mi mathvariant="italic">th</mi>
        </msub>
        <mo stretchy="false">=</mo>
        <mn>1</mn>
      </mrow>
      <mi>v</mi>
    </mrow>
    <annotation encoding="StarMath 5.0"> V_th = 1v</annotation>
  </semantics>
</math>
</file>

<file path=Object 3/content.xml><?xml version="1.0" encoding="utf-8"?>
<math xmlns="http://www.w3.org/1998/Math/MathML" display="block">
  <semantics>
    <mrow>
      <mi mathvariant="italic">Si</mi>
      <mi>v</mi>
      <mrow>
        <mi>⁺</mi>
        <mo stretchy="false">&lt;</mo>
        <mi>v</mi>
      </mrow>
      <mi>⁻</mi>
      <mi>→</mi>
      <mrow>
        <msub>
          <mi>v</mi>
          <mi>o</mi>
        </msub>
        <mo stretchy="false">=</mo>
        <mrow>
          <mo stretchy="false">−</mo>
          <mn>15</mn>
        </mrow>
      </mrow>
      <mi>v</mi>
    </mrow>
    <annotation encoding="StarMath 5.0">Si v⁺ &lt; v⁻  → v_o= -15v</annotation>
  </semantics>
</math>
</file>

<file path=Object 4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i>V</mi>
            <mi>⁺</mi>
          </mrow>
          <mn>1</mn>
        </mfrac>
        <mo stretchy="false">=</mo>
        <mfrac>
          <mrow>
            <mi>V</mi>
            <mrow>
              <mi>⁺</mi>
              <mo stretchy="false">−</mo>
              <mn>15</mn>
            </mrow>
          </mrow>
          <mn>5</mn>
        </mfrac>
      </mrow>
      <mi>→</mi>
      <mrow>
        <msub>
          <mi>V</mi>
          <mi>i</mi>
        </msub>
        <mo stretchy="false">−</mo>
        <mi>V</mi>
      </mrow>
      <mrow>
        <mi>⁺</mi>
        <mo stretchy="false">=</mo>
        <mrow>
          <mfrac>
            <mrow>
              <mi>V</mi>
              <mi>⁺</mi>
            </mrow>
            <mn>5</mn>
          </mfrac>
          <mo stretchy="false">−</mo>
          <mn>3</mn>
        </mrow>
      </mrow>
    </mrow>
    <annotation encoding="StarMath 5.0">{V_i – V⁺ } over 1 = {V⁺ -15} over 5 → V_i -V⁺ = {V⁺} over 5  -3</annotation>
  </semantics>
</math>
</file>

<file path=Object 5/content.xml><?xml version="1.0" encoding="utf-8"?>
<math xmlns="http://www.w3.org/1998/Math/MathML" display="block">
  <semantics>
    <mrow>
      <mrow>
        <mrow>
          <msub>
            <mi>V</mi>
            <mi>i</mi>
          </msub>
          <mo stretchy="false">+</mo>
          <mn>3</mn>
        </mrow>
        <mo stretchy="false">=</mo>
        <mi>V</mi>
      </mrow>
      <mrow>
        <mfrac>
          <mi>⁺</mi>
          <mn>5</mn>
        </mfrac>
        <mo stretchy="false">+</mo>
        <mi>V</mi>
      </mrow>
      <mi>⁺</mi>
      <mi>→</mi>
      <mrow>
        <mrow>
          <msub>
            <mi>V</mi>
            <mi>i</mi>
          </msub>
          <mo stretchy="false">+</mo>
          <mn>3</mn>
        </mrow>
        <mo stretchy="false">=</mo>
        <mfrac>
          <mn>6</mn>
          <mn>5</mn>
        </mfrac>
      </mrow>
      <mi>V</mi>
      <mi>⁺</mi>
    </mrow>
    <annotation encoding="StarMath 5.0">V_i+3=V⁺ over 5 + V⁺  → V_i + 3 = 6 over 5 V⁺ </annotation>
  </semantics>
</math>
</file>

<file path=Object 6/content.xml><?xml version="1.0" encoding="utf-8"?>
<math xmlns="http://www.w3.org/1998/Math/MathML" display="block">
  <semantics>
    <mrow>
      <mi>V</mi>
      <mrow>
        <mi>⁺</mi>
        <mo stretchy="false">=</mo>
        <mfrac>
          <mn>5</mn>
          <mn>6</mn>
        </mfrac>
      </mrow>
      <mrow>
        <mo fence="true" stretchy="false">(</mo>
        <mrow>
          <mrow>
            <msub>
              <mi>V</mi>
              <mi>i</mi>
            </msub>
            <mo stretchy="false">+</mo>
            <mn>3</mn>
          </mrow>
        </mrow>
        <mo fence="true" stretchy="false">)</mo>
      </mrow>
    </mrow>
    <annotation encoding="StarMath 5.0">V⁺=5 over 6 (V_i + 3)</annotation>
  </semantics>
</math>
</file>

<file path=Object 7/content.xml><?xml version="1.0" encoding="utf-8"?>
<math xmlns="http://www.w3.org/1998/Math/MathML" display="block">
  <semantics>
    <mrow>
      <mfrac>
        <mn>5</mn>
        <mn>6</mn>
      </mfrac>
      <mrow>
        <mrow>
          <mo fence="true" stretchy="false">(</mo>
          <mrow>
            <mrow>
              <msub>
                <mi>V</mi>
                <mi>i</mi>
              </msub>
              <mo stretchy="false">+</mo>
              <mn>3</mn>
            </mrow>
          </mrow>
          <mo fence="true" stretchy="false">)</mo>
        </mrow>
        <mo stretchy="false">&gt;</mo>
        <mn>0</mn>
      </mrow>
    </mrow>
    <annotation encoding="StarMath 5.0">5 over 6 ( V_i + 3 )&gt;0</annotation>
  </semantics>
</math>
</file>

<file path=Object 8/content.xml><?xml version="1.0" encoding="utf-8"?>
<math xmlns="http://www.w3.org/1998/Math/MathML" display="block">
  <semantics>
    <mrow>
      <mrow>
        <msub>
          <mi>V</mi>
          <mi>i</mi>
        </msub>
        <mo stretchy="false">&gt;</mo>
        <mrow>
          <mo stretchy="false">−</mo>
          <mn>3</mn>
        </mrow>
      </mrow>
      <mi>V</mi>
    </mrow>
    <annotation encoding="StarMath 5.0">V_i &gt;- 3V</annotation>
  </semantics>
</math>
</file>

<file path=Object 9/content.xml><?xml version="1.0" encoding="utf-8"?>
<math xmlns="http://www.w3.org/1998/Math/MathML" display="block">
  <semantics>
    <mrow>
      <mi>V</mi>
      <mrow>
        <mi>⁻</mi>
        <mo stretchy="false">=</mo>
        <mn>0</mn>
      </mrow>
    </mrow>
    <annotation encoding="StarMath 5.0">V⁻=0</annotation>
  </semantics>
</math>
</file>